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nael Mesr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uillard Adri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AIRAULT Pier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office:value-type="float" office:value="29" table:style-name="ce8">
            <text:p>29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office:value-type="float" office:value="0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PAIRAULT Pierr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mettre à jour le gitignore</text:p>
          </table:table-cell>
          <table:table-cell office:value-type="string" table:content-validation-name="val2" table:style-name="ce21">
            <text:p>Nathanael Mesri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onnexion à la BDD</text:p>
          </table:table-cell>
          <table:table-cell office:value-type="string" table:content-validation-name="val2" table:style-name="ce21">
            <text:p>Nathanael Mesri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office:value-type="string" table:content-validation-name="val2" table:style-name="ce18">
            <text:p>Guillard Adrien</text:p>
          </table:table-cell>
          <table:table-cell office:value-type="string" table:content-validation-name="val3" table:style-name="ce18">
            <text:p>En cours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-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Pierre PAIRAULT</dc:creator>
    <meta:creation-date>2017-12-06T13:08:19Z</meta:creation-date>
    <dc:date>2022-04-06T13:53:13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